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0D000002CA90FB40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P4"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P5"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P6"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P7" style:family="paragraph" style:parent-style-name="Table">
      <style:text-properties fo:language="en" fo:country="GB"/>
    </style:style>
    <style:style style:name="P8" style:family="paragraph" style:parent-style-name="Table_20_Contents">
      <style:text-properties fo:language="en" fo:country="GB"/>
    </style:style>
    <style:style style:name="P9" style:family="paragraph" style:parent-style-name="Text_20_body">
      <style:text-properties fo:language="en" fo:country="GB"/>
    </style:style>
    <style:style style:name="P10" style:family="paragraph" style:parent-style-name="Text_20_body">
      <style:text-properties fo:language="en" fo:country="GB" officeooo:rsid="00103319" officeooo:paragraph-rsid="00103319"/>
    </style:style>
    <style:style style:name="P11" style:family="paragraph" style:parent-style-name="Text_20_body">
      <style:text-properties fo:language="en" fo:country="GB" officeooo:rsid="00121d53" officeooo:paragraph-rsid="00121d53"/>
    </style:style>
    <style:style style:name="P12" style:family="paragraph" style:parent-style-name="Text_20_body">
      <style:text-properties fo:language="en" fo:country="GB" officeooo:rsid="00160fc8" officeooo:paragraph-rsid="00160fc8"/>
    </style:style>
    <style:style style:name="P13"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14" style:family="paragraph" style:parent-style-name="Text_20_body">
      <style:text-properties fo:language="en" fo:country="GB" officeooo:rsid="0017cd4d" officeooo:paragraph-rsid="0017cd4d"/>
    </style:style>
    <style:style style:name="P15" style:family="paragraph" style:parent-style-name="Text_20_body">
      <style:paragraph-properties fo:margin-top="0.199cm" fo:margin-bottom="0.21cm" style:contextual-spacing="false"/>
      <style:text-properties fo:language="en" fo:country="GB" officeooo:rsid="0017cd4d" officeooo:paragraph-rsid="0017cd4d"/>
    </style:style>
    <style:style style:name="P16" style:family="paragraph" style:parent-style-name="Text_20_body">
      <style:text-properties fo:language="en" fo:country="GB" officeooo:rsid="00196470" officeooo:paragraph-rsid="0021847d"/>
    </style:style>
    <style:style style:name="P17" style:family="paragraph" style:parent-style-name="Text_20_body">
      <style:text-properties fo:language="en" fo:country="GB" officeooo:rsid="001f12b5" officeooo:paragraph-rsid="001f12b5"/>
    </style:style>
    <style:style style:name="P18" style:family="paragraph" style:parent-style-name="Text_20_body">
      <style:text-properties fo:language="en" fo:country="GB" officeooo:rsid="0021847d" officeooo:paragraph-rsid="0021847d"/>
    </style:style>
    <style:style style:name="P19" style:family="paragraph" style:parent-style-name="Text_20_body">
      <style:paragraph-properties fo:margin-top="0.199cm" fo:margin-bottom="0.21cm" style:contextual-spacing="false"/>
      <style:text-properties fo:language="en" fo:country="GB" officeooo:rsid="001d1a16" officeooo:paragraph-rsid="001d1a16"/>
    </style:style>
    <style:style style:name="P20" style:family="paragraph" style:parent-style-name="Text_20_body">
      <style:paragraph-properties fo:margin-top="0.199cm" fo:margin-bottom="0.21cm" style:contextual-spacing="false"/>
      <style:text-properties fo:language="en" fo:country="GB" officeooo:rsid="001d1a16" officeooo:paragraph-rsid="002c6641"/>
    </style:style>
    <style:style style:name="P21" style:family="paragraph" style:parent-style-name="Text_20_body">
      <style:paragraph-properties fo:margin-top="0.199cm" fo:margin-bottom="0.21cm" style:contextual-spacing="false"/>
      <style:text-properties fo:language="en" fo:country="GB" officeooo:rsid="001dab1b" officeooo:paragraph-rsid="001dab1b"/>
    </style:style>
    <style:style style:name="P22" style:family="paragraph" style:parent-style-name="Text_20_body">
      <style:paragraph-properties fo:margin-top="0.199cm" fo:margin-bottom="0.21cm" style:contextual-spacing="false"/>
      <style:text-properties fo:language="en" fo:country="GB" officeooo:rsid="001bcb51" officeooo:paragraph-rsid="0036267e"/>
    </style:style>
    <style:style style:name="P23" style:family="paragraph" style:parent-style-name="Preformatted_20_Text">
      <style:text-properties fo:language="en" fo:country="GB"/>
    </style:style>
    <style:style style:name="P24" style:family="paragraph" style:parent-style-name="Preformatted_20_Text">
      <style:text-properties fo:language="en" fo:country="GB" officeooo:rsid="001398fc" officeooo:paragraph-rsid="001398fc"/>
    </style:style>
    <style:style style:name="P25"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26" style:family="paragraph" style:parent-style-name="Preformatted_20_Text">
      <style:text-properties fo:language="en" fo:country="GB" officeooo:rsid="001546ef" officeooo:paragraph-rsid="001546ef"/>
    </style:style>
    <style:style style:name="P27"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28" style:family="paragraph" style:parent-style-name="Preformatted_20_Text">
      <style:paragraph-properties fo:margin-left="3.81cm" fo:margin-right="0cm" fo:text-indent="0cm" style:auto-text-indent="false"/>
      <style:text-properties fo:language="en" fo:country="GB" officeooo:paragraph-rsid="00160fc8"/>
    </style:style>
    <style:style style:name="P29" style:family="paragraph" style:parent-style-name="Text_20_body">
      <style:paragraph-properties fo:margin-top="0.3cm" fo:margin-bottom="0.21cm" style:contextual-spacing="false"/>
      <style:text-properties fo:language="en" fo:country="GB" fo:font-style="normal" officeooo:rsid="001dec00" officeooo:paragraph-rsid="001dec00" style:font-style-asian="normal" style:font-style-complex="normal"/>
    </style:style>
    <style:style style:name="P30" style:family="paragraph" style:parent-style-name="Text_20_body">
      <style:paragraph-properties fo:margin-top="0.199cm" fo:margin-bottom="0.21cm" style:contextual-spacing="false"/>
      <style:text-properties fo:language="en" fo:country="GB" officeooo:rsid="00542cfa" officeooo:paragraph-rsid="00542cfa"/>
    </style:style>
    <style:style style:name="P31" style:family="paragraph" style:parent-style-name="Text_20_body">
      <style:paragraph-properties fo:margin-top="0.199cm" fo:margin-bottom="0.21cm" style:contextual-spacing="false"/>
      <style:text-properties fo:language="en" fo:country="GB"/>
    </style:style>
    <style:style style:name="P32"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3" style:family="paragraph" style:parent-style-name="Standard">
      <style:text-properties officeooo:rsid="002f3c3a" officeooo:paragraph-rsid="0030ae18"/>
    </style:style>
    <style:style style:name="P34" style:family="paragraph" style:parent-style-name="Text_20_body">
      <style:text-properties officeooo:rsid="002f3c3a" officeooo:paragraph-rsid="0030ae18"/>
    </style:style>
    <style:style style:name="P35" style:family="paragraph" style:parent-style-name="Text_20_body">
      <style:text-properties officeooo:rsid="002f3c3a" officeooo:paragraph-rsid="002f3c3a"/>
    </style:style>
    <style:style style:name="P36" style:family="paragraph" style:parent-style-name="Text_20_body">
      <style:paragraph-properties fo:margin-top="0.3cm" fo:margin-bottom="0.21cm" style:contextual-spacing="false"/>
      <style:text-properties officeooo:rsid="002f3c3a" officeooo:paragraph-rsid="00361b93"/>
    </style:style>
    <style:style style:name="P37" style:family="paragraph" style:parent-style-name="Text_20_body">
      <style:text-properties officeooo:rsid="0030ae18" officeooo:paragraph-rsid="0030ae18"/>
    </style:style>
    <style:style style:name="P38" style:family="paragraph" style:parent-style-name="Text_20_body">
      <style:text-properties officeooo:rsid="00314230" officeooo:paragraph-rsid="00314230"/>
    </style:style>
    <style:style style:name="P39" style:family="paragraph" style:parent-style-name="Text_20_body">
      <style:text-properties officeooo:rsid="00328d6b" officeooo:paragraph-rsid="00328d6b"/>
    </style:style>
    <style:style style:name="P40" style:family="paragraph" style:parent-style-name="Text_20_body">
      <style:text-properties officeooo:rsid="00328d6b" officeooo:paragraph-rsid="003380e5"/>
    </style:style>
    <style:style style:name="P41" style:family="paragraph" style:parent-style-name="Text_20_body">
      <style:text-properties officeooo:rsid="003db7d9" officeooo:paragraph-rsid="003db7d9"/>
    </style:style>
    <style:style style:name="P42" style:family="paragraph" style:parent-style-name="Text_20_body">
      <style:text-properties officeooo:rsid="003380e5" officeooo:paragraph-rsid="003380e5"/>
    </style:style>
    <style:style style:name="P43" style:family="paragraph" style:parent-style-name="Text_20_body">
      <style:text-properties officeooo:rsid="0042713a" officeooo:paragraph-rsid="0042713a"/>
    </style:style>
    <style:style style:name="P44" style:family="paragraph" style:parent-style-name="Text_20_body">
      <style:text-properties officeooo:rsid="0043b5b0" officeooo:paragraph-rsid="0043b5b0"/>
    </style:style>
    <style:style style:name="P45" style:family="paragraph" style:parent-style-name="Text_20_body">
      <style:text-properties officeooo:paragraph-rsid="0049ebdf"/>
    </style:style>
    <style:style style:name="P46" style:family="paragraph" style:parent-style-name="Text_20_body">
      <style:paragraph-properties fo:margin-top="0.199cm" fo:margin-bottom="0.21cm" style:contextual-spacing="false"/>
      <style:text-properties officeooo:paragraph-rsid="00160fc8"/>
    </style:style>
    <style:style style:name="P47" style:family="paragraph" style:parent-style-name="Preformatted_20_Text">
      <style:text-properties fo:font-size="8pt" fo:language="en" fo:country="GB" style:text-underline-style="none" officeooo:rsid="001f12b5" style:font-size-asian="8pt" style:font-size-complex="8pt"/>
    </style:style>
    <style:style style:name="P48"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49" style:family="paragraph" style:parent-style-name="Preformatted_20_Text">
      <style:text-properties fo:font-size="8pt" style:font-size-asian="8pt" style:font-size-complex="8pt"/>
    </style:style>
    <style:style style:name="P50" style:family="paragraph" style:parent-style-name="Preformatted_20_Text">
      <style:paragraph-properties fo:margin-left="3.81cm" fo:margin-right="0cm" fo:text-indent="0cm" style:auto-text-indent="false"/>
      <style:text-properties fo:font-size="8pt" style:font-size-asian="8pt" style:font-size-complex="8pt"/>
    </style:style>
    <style:style style:name="P51"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52"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53"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54"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55"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56" style:family="paragraph" style:parent-style-name="Preformatted_20_Text">
      <style:text-properties fo:font-size="8pt" fo:font-weight="bold" style:font-size-asian="8pt" style:font-weight-asian="bold" style:font-size-complex="8pt" style:font-weight-complex="bold"/>
    </style:style>
    <style:style style:name="P57"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58" style:family="paragraph" style:parent-style-name="Preformatted_20_Text">
      <style:text-properties style:font-name="Courier New" fo:font-size="8pt" style:font-size-asian="8pt" style:font-size-complex="8pt"/>
    </style:style>
    <style:style style:name="P59"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style:font-size-asian="8pt" style:font-size-complex="8pt"/>
    </style:style>
    <style:style style:name="P60"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style:font-name="Courier New" fo:font-size="8pt" style:font-size-asian="8pt" style:font-size-complex="8pt"/>
    </style:style>
    <style:style style:name="P6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9ebdf" style:font-size-asian="8pt" style:font-size-complex="8pt"/>
    </style:style>
    <style:style style:name="P62"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be804" style:font-size-asian="8pt" style:font-size-complex="8pt"/>
    </style:style>
    <style:style style:name="P63" style:family="paragraph" style:parent-style-name="Text_20_body">
      <style:paragraph-properties fo:margin-left="5.08cm" fo:margin-right="0cm" fo:text-indent="0cm" style:auto-text-indent="false"/>
      <style:text-properties style:font-name="Courier New" fo:font-size="8pt" fo:language="en" fo:country="GB" officeooo:paragraph-rsid="001f12b5" style:font-size-asian="8pt" style:font-size-complex="8pt"/>
    </style:style>
    <style:style style:name="P64" style:family="paragraph" style:parent-style-name="Preformatted_20_Text">
      <style:text-properties style:font-name="Courier New1" fo:font-size="8pt" style:font-size-asian="8pt" style:font-size-complex="8pt"/>
    </style:style>
    <style:style style:name="P65" style:family="paragraph" style:parent-style-name="Preformatted_20_Text">
      <style:text-properties fo:font-size="10pt" style:font-size-asian="10pt" style:font-size-complex="10pt"/>
    </style:style>
    <style:style style:name="P66" style:family="paragraph" style:parent-style-name="Preformatted_20_Text">
      <style:paragraph-properties fo:margin-left="3.81cm" fo:margin-right="0cm" fo:text-indent="0cm" style:auto-text-indent="false"/>
    </style:style>
    <style:style style:name="P67" style:family="paragraph" style:parent-style-name="Standard">
      <style:paragraph-properties fo:margin-left="3.81cm" fo:margin-right="0cm" fo:text-indent="0cm" style:auto-text-indent="false"/>
      <style:text-properties fo:color="#000000" loext:opacity="100%" style:font-name="Courier New" fo:font-size="8pt" officeooo:rsid="002f3c3a" officeooo:paragraph-rsid="0030ae18" style:font-size-asian="8pt" style:font-size-complex="8pt"/>
    </style:style>
    <style:style style:name="P68" style:family="paragraph" style:parent-style-name="Standard">
      <style:paragraph-properties fo:margin-left="3.81cm" fo:margin-right="0cm" fo:text-indent="0cm" style:auto-text-indent="false"/>
      <style:text-properties fo:color="#000000" loext:opacity="100%" style:font-name="Courier New" fo:font-size="8pt" officeooo:rsid="00314230" officeooo:paragraph-rsid="00314230" style:font-size-asian="8pt" style:font-size-complex="8pt"/>
    </style:style>
    <style:style style:name="P69" style:family="paragraph" style:parent-style-name="Standard">
      <style:paragraph-properties fo:margin-left="3.81cm" fo:margin-right="0cm" fo:text-align="start" style:justify-single-word="false" fo:text-indent="0cm" style:auto-text-indent="false"/>
      <style:text-properties fo:color="#000000" loext:opacity="100%" style:font-name="Courier New" fo:font-size="8pt" style:font-size-asian="8pt" style:font-size-complex="8pt"/>
    </style:style>
    <style:style style:name="P70" style:family="paragraph" style:parent-style-name="Standard">
      <style:paragraph-properties fo:margin-left="3.81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1" style:family="paragraph" style:parent-style-name="Standard">
      <style:paragraph-properties fo:margin-left="2.54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2"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color="#000000" loext:opacity="100%" style:font-name="Courier New" fo:font-size="8pt" officeooo:rsid="0049ebdf" officeooo:paragraph-rsid="004be804" style:font-size-asian="8pt" style:font-size-complex="8pt"/>
    </style:style>
    <style:style style:name="P73" style:family="paragraph" style:parent-style-name="Standard">
      <style:paragraph-properties fo:margin-left="3.81cm" fo:margin-right="0cm" fo:text-align="start" style:justify-single-word="false" fo:text-indent="0cm" style:auto-text-indent="false"/>
      <style:text-properties fo:color="#ff0000" loext:opacity="100%" style:font-name="Courier New" fo:font-size="8pt" style:font-size-asian="8pt" style:font-size-complex="8pt"/>
    </style:style>
    <style:style style:name="P74" style:family="paragraph" style:parent-style-name="Contents_20_2">
      <style:paragraph-properties>
        <style:tab-stops>
          <style:tab-stop style:position="18.44cm" style:type="right" style:leader-style="dotted" style:leader-text="."/>
        </style:tab-stops>
      </style:paragraph-properties>
    </style:style>
    <style:style style:name="P75" style:family="paragraph" style:parent-style-name="Contents_20_3">
      <style:paragraph-properties>
        <style:tab-stops>
          <style:tab-stop style:position="18.44cm" style:type="right" style:leader-style="dotted" style:leader-text="."/>
        </style:tab-stops>
      </style:paragraph-properties>
    </style:style>
    <style:style style:name="P76"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77" style:family="paragraph" style:parent-style-name="Text_20_body">
      <style:text-properties officeooo:rsid="004e15da" officeooo:paragraph-rsid="004e15da"/>
    </style:style>
    <style:style style:name="P78" style:family="paragraph" style:parent-style-name="Text_20_body">
      <style:text-properties officeooo:rsid="0056b00b" officeooo:paragraph-rsid="0056b00b"/>
    </style:style>
    <style:style style:name="P79" style:family="paragraph" style:parent-style-name="Text_20_body">
      <style:text-properties fo:font-style="normal" officeooo:rsid="0056b00b" officeooo:paragraph-rsid="0056b00b" style:font-style-asian="normal" style:font-style-complex="normal"/>
    </style:style>
    <style:style style:name="P80" style:family="paragraph" style:parent-style-name="Text_20_body">
      <style:text-properties officeooo:rsid="00579839" officeooo:paragraph-rsid="00579839"/>
    </style:style>
    <style:style style:name="P81" style:family="paragraph" style:parent-style-name="Contents_20_Heading" style:list-style-name="Outline_20_1">
      <style:paragraph-properties fo:margin-left="0cm" fo:text-indent="0cm" style:auto-text-indent="false"/>
    </style:style>
    <style:style style:name="P82" style:family="paragraph" style:parent-style-name="Heading_20_2" style:list-style-name="Outline_20_1">
      <style:text-properties fo:language="en" fo:country="GB"/>
    </style:style>
    <style:style style:name="P83" style:family="paragraph" style:parent-style-name="Heading_20_2" style:list-style-name="Outline_20_1" style:master-page-name="">
      <style:paragraph-properties style:page-number="auto" fo:break-before="page"/>
      <style:text-properties fo:language="en" fo:country="GB"/>
    </style:style>
    <style:style style:name="P84" style:family="paragraph" style:parent-style-name="Heading_20_2" style:list-style-name="Outline_20_1">
      <style:paragraph-properties fo:margin-top="0.3cm" fo:margin-bottom="0.21cm" style:contextual-spacing="false" fo:break-before="page"/>
      <style:text-properties fo:language="en" fo:country="GB" fo:font-style="normal" officeooo:rsid="001dec00" officeooo:paragraph-rsid="002f3c3a" style:font-style-asian="normal" style:font-style-complex="normal"/>
    </style:style>
    <style:style style:name="P85" style:family="paragraph" style:parent-style-name="Heading_20_3" style:list-style-name="Outline_20_1"/>
    <style:style style:name="P86" style:family="paragraph" style:parent-style-name="Heading_20_3" style:list-style-name="Outline_20_1">
      <style:text-properties officeooo:paragraph-rsid="002f3c3a"/>
    </style:style>
    <style:style style:name="P87" style:family="paragraph" style:parent-style-name="Heading_20_3" style:list-style-name="Outline_20_1">
      <style:text-properties officeooo:paragraph-rsid="0049ebdf"/>
    </style:style>
    <style:style style:name="P88" style:family="paragraph" style:parent-style-name="Heading_20_3" style:list-style-name="Outline_20_1">
      <style:text-properties officeooo:rsid="0042713a" officeooo:paragraph-rsid="0043b5b0"/>
    </style:style>
    <style:style style:name="P89" style:family="paragraph" style:parent-style-name="Preformatted_20_Text">
      <style:text-properties fo:font-size="8pt" style:font-size-asian="8pt" style:font-size-complex="8pt"/>
    </style:style>
    <style:style style:name="P90"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91" style:family="paragraph" style:parent-style-name="Standard" style:list-style-name="L3">
      <style:text-properties fo:language="en" fo:country="GB" officeooo:paragraph-rsid="00344bf5"/>
    </style:style>
    <style:style style:name="P92" style:family="paragraph" style:parent-style-name="Standard" style:list-style-name="L3">
      <style:text-properties fo:language="en" fo:country="GB" officeooo:rsid="00196470" officeooo:paragraph-rsid="00344bf5"/>
    </style:style>
    <style:style style:name="P93" style:family="paragraph" style:parent-style-name="Text_20_body" style:list-style-name="L1">
      <style:text-properties fo:language="en" fo:country="GB" officeooo:rsid="00160fc8" officeooo:paragraph-rsid="00160fc8"/>
    </style:style>
    <style:style style:name="P94" style:family="paragraph" style:parent-style-name="Text_20_body" style:list-style-name="L2">
      <style:text-properties fo:language="en" fo:country="GB" officeooo:rsid="0017cd4d" officeooo:paragraph-rsid="0017cd4d"/>
    </style:style>
    <style:style style:name="P95" style:family="paragraph" style:parent-style-name="Text_20_body" style:list-style-name="L3">
      <style:text-properties fo:language="en" fo:country="GB" officeooo:rsid="00196470" officeooo:paragraph-rsid="00196470"/>
    </style:style>
    <style:style style:name="P96" style:family="paragraph" style:parent-style-name="Text_20_body" style:list-style-name="L3">
      <style:text-properties fo:language="en" fo:country="GB" officeooo:rsid="00196470" officeooo:paragraph-rsid="00344276"/>
    </style:style>
    <style:style style:name="P97" style:family="paragraph" style:parent-style-name="Text_20_body" style:list-style-name="L3">
      <style:text-properties fo:language="en" fo:country="GB" officeooo:rsid="0019d991" officeooo:paragraph-rsid="00344bf5"/>
    </style:style>
    <style:style style:name="P98" style:family="paragraph" style:parent-style-name="Text_20_body" style:list-style-name="L3">
      <style:text-properties fo:language="en" fo:country="GB" officeooo:rsid="0019d991" officeooo:paragraph-rsid="0019d991"/>
    </style:style>
    <style:style style:name="P99" style:family="paragraph" style:parent-style-name="Text_20_body" style:list-style-name="L3">
      <style:text-properties fo:language="en" fo:country="GB" officeooo:rsid="001dab1b" officeooo:paragraph-rsid="001dab1b"/>
    </style:style>
    <style:style style:name="P100" style:family="paragraph" style:parent-style-name="Text_20_body" style:list-style-name="L5">
      <style:text-properties fo:language="en" fo:country="GB" officeooo:rsid="001dab1b" officeooo:paragraph-rsid="001dab1b"/>
    </style:style>
    <style:style style:name="P101" style:family="paragraph" style:parent-style-name="Text_20_body" style:list-style-name="L4">
      <style:text-properties fo:language="en" fo:country="GB"/>
    </style:style>
    <style:style style:name="P102" style:family="paragraph" style:parent-style-name="Text_20_body" style:list-style-name="L4">
      <style:text-properties fo:language="en" fo:country="GB" officeooo:rsid="001c471c" officeooo:paragraph-rsid="001c471c"/>
    </style:style>
    <style:style style:name="P103" style:family="paragraph" style:parent-style-name="Text_20_body" style:list-style-name="L4">
      <style:text-properties fo:language="en" fo:country="GB" officeooo:rsid="00253912" officeooo:paragraph-rsid="00253912"/>
    </style:style>
    <style:style style:name="P104" style:family="paragraph" style:parent-style-name="Text_20_body" style:list-style-name="L4">
      <style:text-properties fo:language="en" fo:country="GB" officeooo:rsid="004e916d" officeooo:paragraph-rsid="004e916d"/>
    </style:style>
    <style:style style:name="P105" style:family="paragraph" style:parent-style-name="Text_20_body" style:list-style-name="L5">
      <style:text-properties fo:language="en" fo:country="GB" officeooo:rsid="001d1a16" officeooo:paragraph-rsid="001d1a16"/>
    </style:style>
    <style:style style:name="P106" style:family="paragraph" style:parent-style-name="Text_20_body" style:list-style-name="L6">
      <style:text-properties fo:language="en" fo:country="GB" officeooo:rsid="001d1a16" officeooo:paragraph-rsid="001dec00"/>
    </style:style>
    <style:style style:name="P107" style:family="paragraph" style:parent-style-name="Text_20_body" style:list-style-name="L6">
      <style:text-properties fo:language="en" fo:country="GB" officeooo:rsid="001dec00" officeooo:paragraph-rsid="001dec00"/>
    </style:style>
    <style:style style:name="P108" style:family="paragraph" style:parent-style-name="Text_20_body" style:list-style-name="L6">
      <style:text-properties fo:language="en" fo:country="GB" fo:font-style="normal" officeooo:rsid="00253912" officeooo:paragraph-rsid="00253912" style:font-style-asian="normal" style:font-style-complex="normal"/>
    </style:style>
    <style:style style:name="P109" style:family="paragraph" style:parent-style-name="Text_20_body" style:list-style-name="L8">
      <style:text-properties fo:language="en" fo:country="GB" officeooo:rsid="001f12b5" officeooo:paragraph-rsid="001f12b5"/>
    </style:style>
    <style:style style:name="P110" style:family="paragraph" style:parent-style-name="Text_20_body" style:list-style-name="L8">
      <style:text-properties fo:language="en" fo:country="GB" officeooo:paragraph-rsid="001f12b5"/>
    </style:style>
    <style:style style:name="P111" style:family="paragraph" style:parent-style-name="Text_20_body" style:list-style-name="L8">
      <style:text-properties fo:language="en" fo:country="GB" officeooo:rsid="00208381" officeooo:paragraph-rsid="00208381"/>
    </style:style>
    <style:style style:name="P112" style:family="paragraph" style:parent-style-name="Text_20_body">
      <style:paragraph-properties fo:margin-top="0.199cm" fo:margin-bottom="0.21cm" style:contextual-spacing="false"/>
      <style:text-properties fo:language="en" fo:country="GB"/>
    </style:style>
    <style:style style:name="P113" style:family="paragraph" style:parent-style-name="Text_20_body" style:list-style-name="L6">
      <style:text-properties officeooo:paragraph-rsid="004ed463"/>
    </style:style>
    <style:style style:name="P114" style:family="paragraph" style:parent-style-name="Text_20_body" style:list-style-name="L7">
      <style:text-properties officeooo:rsid="00579839" officeooo:paragraph-rsid="00579839"/>
    </style:style>
    <style:style style:name="P115" style:family="paragraph" style:parent-style-name="Text_20_body" style:list-style-name="L8">
      <style:text-properties officeooo:paragraph-rsid="00208381"/>
    </style:style>
    <style:style style:name="P116" style:family="paragraph" style:parent-style-name="Text_20_body" style:list-style-name="L8">
      <style:text-properties officeooo:rsid="00587d71" officeooo:paragraph-rsid="00587d71"/>
    </style:style>
    <style:style style:name="T1" style:family="text">
      <style:text-properties officeooo:rsid="001f12b5"/>
    </style:style>
    <style:style style:name="T2" style:family="text">
      <style:text-properties officeooo:rsid="00103319"/>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officeooo:rsid="00196470"/>
    </style:style>
    <style:style style:name="T7" style:family="text">
      <style:text-properties officeooo:rsid="0019d991"/>
    </style:style>
    <style:style style:name="T8" style:family="text">
      <style:text-properties officeooo:rsid="001bcb51"/>
    </style:style>
    <style:style style:name="T9" style:family="text">
      <style:text-properties officeooo:rsid="001c471c"/>
    </style:style>
    <style:style style:name="T10" style:family="text">
      <style:text-properties officeooo:rsid="001d1a16"/>
    </style:style>
    <style:style style:name="T11" style:family="text">
      <style:text-properties officeooo:rsid="001dab1b"/>
    </style:style>
    <style:style style:name="T12" style:family="text">
      <style:text-properties officeooo:rsid="001dec00"/>
    </style:style>
    <style:style style:name="T13" style:family="text">
      <style:text-properties style:font-name="Courier New"/>
    </style:style>
    <style:style style:name="T14" style:family="text">
      <style:text-properties style:font-name="Courier New" officeooo:rsid="001f12b5"/>
    </style:style>
    <style:style style:name="T15" style:family="text">
      <style:text-properties style:font-name="Courier New" officeooo:rsid="00208381"/>
    </style:style>
    <style:style style:name="T16" style:family="text">
      <style:text-properties style:font-name="Courier New" fo:font-weight="bold" style:font-weight-asian="bold" style:font-weight-complex="bold"/>
    </style:style>
    <style:style style:name="T17" style:family="text">
      <style:text-properties style:font-name="Courier New" fo:font-weight="bold" officeooo:rsid="004be804" style:font-weight-asian="bold" style:font-weight-complex="bold"/>
    </style:style>
    <style:style style:name="T18" style:family="text">
      <style:text-properties style:font-name="Courier New" fo:font-weight="bold" officeooo:rsid="004e916d" style:font-weight-asian="bold" style:font-weight-complex="bold"/>
    </style:style>
    <style:style style:name="T19" style:family="text">
      <style:text-properties style:font-name="Courier New" fo:font-size="8pt" style:font-size-asian="8pt" style:font-size-complex="8pt"/>
    </style:style>
    <style:style style:name="T20" style:family="text">
      <style:text-properties style:font-name="Courier New" fo:font-size="8pt" officeooo:rsid="0049ebdf" style:font-size-asian="8pt" style:font-size-complex="8pt"/>
    </style:style>
    <style:style style:name="T21" style:family="text">
      <style:text-properties fo:color="#131312" loext:opacity="100%" style:font-name="Courier New"/>
    </style:style>
    <style:style style:name="T22" style:family="text">
      <style:text-properties fo:color="#131312" loext:opacity="100%" style:font-name="Courier New" style:text-underline-style="none"/>
    </style:style>
    <style:style style:name="T23" style:family="text">
      <style:text-properties officeooo:rsid="00208381"/>
    </style:style>
    <style:style style:name="T24" style:family="text">
      <style:text-properties officeooo:rsid="0021847d"/>
    </style:style>
    <style:style style:name="T25" style:family="text">
      <style:text-properties officeooo:rsid="0023382b"/>
    </style:style>
    <style:style style:name="T26" style:family="text">
      <style:text-properties officeooo:rsid="002396e4"/>
    </style:style>
    <style:style style:name="T27" style:family="text">
      <style:text-properties officeooo:rsid="00253912"/>
    </style:style>
    <style:style style:name="T28" style:family="text">
      <style:text-properties fo:language="en" fo:country="GB"/>
    </style:style>
    <style:style style:name="T29" style:family="text">
      <style:text-properties fo:language="en" fo:country="GB" officeooo:rsid="00208381"/>
    </style:style>
    <style:style style:name="T30" style:family="text">
      <style:text-properties fo:language="en" fo:country="GB" officeooo:rsid="002396e4"/>
    </style:style>
    <style:style style:name="T31" style:family="text">
      <style:text-properties fo:language="en" fo:country="GB" officeooo:rsid="00296bf9"/>
    </style:style>
    <style:style style:name="T32" style:family="text">
      <style:text-properties fo:language="en" fo:country="GB" officeooo:rsid="002ab408"/>
    </style:style>
    <style:style style:name="T33" style:family="text">
      <style:text-properties fo:language="en" fo:country="GB" fo:font-style="normal" style:font-style-asian="normal" style:font-style-complex="normal"/>
    </style:style>
    <style:style style:name="T34" style:family="text">
      <style:text-properties fo:language="en" fo:country="GB" fo:font-style="normal" officeooo:rsid="001dec00" style:font-style-asian="normal" style:font-style-complex="normal"/>
    </style:style>
    <style:style style:name="T35" style:family="text">
      <style:text-properties fo:language="en" fo:country="GB" fo:font-style="normal" officeooo:rsid="00361b93" style:font-style-asian="normal" style:font-style-complex="normal"/>
    </style:style>
    <style:style style:name="T36" style:family="text">
      <style:text-properties fo:language="en" fo:country="GB" fo:font-style="normal" officeooo:rsid="0036267e" style:font-style-asian="normal" style:font-style-complex="normal"/>
    </style:style>
    <style:style style:name="T37" style:family="text">
      <style:text-properties fo:language="en" fo:country="GB" fo:font-style="normal" officeooo:rsid="003671a0" style:font-style-asian="normal" style:font-style-complex="normal"/>
    </style:style>
    <style:style style:name="T38" style:family="text">
      <style:text-properties fo:language="en" fo:country="GB" fo:font-style="normal" officeooo:rsid="0045b9ce" style:font-style-asian="normal" style:font-style-complex="normal"/>
    </style:style>
    <style:style style:name="T39" style:family="text">
      <style:text-properties fo:language="en" fo:country="GB" fo:font-style="normal" officeooo:rsid="004e15da" style:font-style-asian="normal" style:font-style-complex="normal"/>
    </style:style>
    <style:style style:name="T40" style:family="text">
      <style:text-properties fo:language="en" fo:country="GB" fo:font-style="normal" officeooo:rsid="004e916d" style:font-style-asian="normal" style:font-style-complex="normal"/>
    </style:style>
    <style:style style:name="T41" style:family="text">
      <style:text-properties fo:language="en" fo:country="GB" officeooo:rsid="0048688a"/>
    </style:style>
    <style:style style:name="T42" style:family="text">
      <style:text-properties fo:language="en" fo:country="GB" officeooo:rsid="0049ebdf"/>
    </style:style>
    <style:style style:name="T43" style:family="text">
      <style:text-properties fo:language="en" fo:country="GB" officeooo:rsid="004be804"/>
    </style:style>
    <style:style style:name="T44" style:family="text">
      <style:text-properties fo:language="en" fo:country="GB" officeooo:rsid="00160fc8"/>
    </style:style>
    <style:style style:name="T45" style:family="text">
      <style:text-properties fo:language="en" fo:country="GB" officeooo:rsid="004e15da"/>
    </style:style>
    <style:style style:name="T46" style:family="text">
      <style:text-properties fo:language="en" fo:country="GB" officeooo:rsid="0017cd4d"/>
    </style:style>
    <style:style style:name="T47" style:family="text">
      <style:text-properties fo:language="en" fo:country="GB" fo:font-style="italic" officeooo:rsid="004e15da" style:font-style-asian="italic" style:font-style-complex="italic"/>
    </style:style>
    <style:style style:name="T48" style:family="text">
      <style:text-properties fo:language="en" fo:country="GB" officeooo:rsid="0051e6b7"/>
    </style:style>
    <style:style style:name="T49" style:family="text">
      <style:text-properties fo:language="en" fo:country="GB" officeooo:rsid="0052d045"/>
    </style:style>
    <style:style style:name="T50" style:family="text">
      <style:text-properties fo:language="en" fo:country="GB" officeooo:rsid="00587d71"/>
    </style:style>
    <style:style style:name="T51" style:family="text">
      <style:text-properties officeooo:rsid="0028c11a"/>
    </style:style>
    <style:style style:name="T52" style:family="text">
      <style:text-properties officeooo:rsid="00296bf9"/>
    </style:style>
    <style:style style:name="T53" style:family="text">
      <style:text-properties officeooo:rsid="002c6641"/>
    </style:style>
    <style:style style:name="T54" style:family="text">
      <style:text-properties officeooo:rsid="002f3c3a"/>
    </style:style>
    <style:style style:name="T55" style:family="text">
      <style:text-properties officeooo:rsid="0030ae18"/>
    </style:style>
    <style:style style:name="T56" style:family="text">
      <style:text-properties officeooo:rsid="00314230"/>
    </style:style>
    <style:style style:name="T57" style:family="text">
      <style:text-properties fo:color="#000000" loext:opacity="100%" style:font-name="Courier New"/>
    </style:style>
    <style:style style:name="T58" style:family="text">
      <style:text-properties fo:color="#000000" loext:opacity="100%" style:font-name="Courier New" officeooo:rsid="0031f5b6"/>
    </style:style>
    <style:style style:name="T59" style:family="text">
      <style:text-properties officeooo:rsid="0031f5b6"/>
    </style:style>
    <style:style style:name="T60" style:family="text">
      <style:text-properties officeooo:rsid="003380e5"/>
    </style:style>
    <style:style style:name="T61" style:family="text">
      <style:text-properties officeooo:rsid="00344276"/>
    </style:style>
    <style:style style:name="T62" style:family="text">
      <style:text-properties officeooo:rsid="00344bf5"/>
    </style:style>
    <style:style style:name="T63" style:family="text">
      <style:text-properties fo:font-size="10pt" officeooo:rsid="00196470"/>
    </style:style>
    <style:style style:name="T64" style:family="text">
      <style:text-properties fo:font-size="10pt" fo:language="en" fo:country="GB" officeooo:rsid="0049ebdf"/>
    </style:style>
    <style:style style:name="T65" style:family="text">
      <style:text-properties fo:font-size="10pt" fo:language="en" fo:country="GB" officeooo:rsid="004e15da"/>
    </style:style>
    <style:style style:name="T66" style:family="text">
      <style:text-properties fo:font-size="10pt" fo:language="en" fo:country="GB" fo:font-style="italic" officeooo:rsid="004e15da" style:font-style-asian="italic" style:font-style-complex="italic"/>
    </style:style>
    <style:style style:name="T67" style:family="text">
      <style:text-properties fo:font-size="10pt" fo:language="en" fo:country="GB" fo:font-style="normal" officeooo:rsid="004ed463" style:font-style-asian="normal" style:font-style-complex="normal"/>
    </style:style>
    <style:style style:name="T68" style:family="text">
      <style:text-properties officeooo:rsid="00361b93"/>
    </style:style>
    <style:style style:name="T69" style:family="text">
      <style:text-properties officeooo:rsid="0036267e"/>
    </style:style>
    <style:style style:name="T70" style:family="text">
      <style:text-properties officeooo:rsid="00378c16"/>
    </style:style>
    <style:style style:name="T71" style:family="text">
      <style:text-properties officeooo:rsid="0038d9bf"/>
    </style:style>
    <style:style style:name="T72" style:family="text">
      <style:text-properties officeooo:rsid="003903fa"/>
    </style:style>
    <style:style style:name="T73" style:family="text">
      <style:text-properties officeooo:rsid="003bab18"/>
    </style:style>
    <style:style style:name="T74" style:family="text">
      <style:text-properties officeooo:rsid="0041f2e5"/>
    </style:style>
    <style:style style:name="T75" style:family="text">
      <style:text-properties officeooo:rsid="004211c1"/>
    </style:style>
    <style:style style:name="T76" style:family="text">
      <style:text-properties officeooo:rsid="0043b5b0"/>
    </style:style>
    <style:style style:name="T77" style:family="text">
      <style:text-properties officeooo:rsid="0046cd25"/>
    </style:style>
    <style:style style:name="T78" style:family="text">
      <style:text-properties style:font-name="Arial1" fo:font-size="14pt" fo:font-weight="bold" officeooo:rsid="0043b5b0" style:font-name-asian="Andale Sans UI" style:font-size-asian="14pt" style:font-weight-asian="bold" style:font-name-complex="Tahoma1" style:font-size-complex="14pt" style:font-weight-complex="bold"/>
    </style:style>
    <style:style style:name="T79" style:family="text">
      <style:text-properties style:font-name="Arial1" fo:font-size="14pt" fo:font-weight="bold" officeooo:rsid="0049ebdf" style:font-name-asian="Andale Sans UI" style:font-size-asian="14pt" style:font-weight-asian="bold" style:font-name-complex="Tahoma1" style:font-size-complex="14pt" style:font-weight-complex="bold"/>
    </style:style>
    <style:style style:name="T80" style:family="text">
      <style:text-properties fo:color="#232627" loext:opacity="100%" style:font-name="Courier New" style:text-underline-style="none"/>
    </style:style>
    <style:style style:name="T81" style:family="text">
      <style:text-properties fo:font-weight="bold" style:font-weight-asian="bold" style:font-weight-complex="bold"/>
    </style:style>
    <style:style style:name="T82" style:family="text">
      <style:text-properties officeooo:rsid="004be804"/>
    </style:style>
    <style:style style:name="T83" style:family="text">
      <style:text-properties officeooo:rsid="004cc600"/>
    </style:style>
    <style:style style:name="T84" style:family="text">
      <style:text-properties fo:font-size="8pt" style:font-size-asian="8pt" style:font-size-complex="8pt"/>
    </style:style>
    <style:style style:name="T85" style:family="text">
      <style:text-properties fo:font-style="italic" style:font-style-asian="italic" style:font-style-complex="italic"/>
    </style:style>
    <style:style style:name="T86" style:family="text">
      <style:text-properties fo:font-style="normal" style:font-style-asian="normal" style:font-style-complex="normal"/>
    </style:style>
    <style:style style:name="T87" style:family="text">
      <style:text-properties fo:font-style="normal" officeooo:rsid="0055e350" style:font-style-asian="normal" style:font-style-complex="normal"/>
    </style:style>
    <style:style style:name="T88" style:family="text">
      <style:text-properties officeooo:rsid="00587d7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90"><text:bookmark-start text:name="__RefHeading___Toc266_3288896628"/>VDMJ <text:span text:style-name="T2">Annotations</text:span> Guide<text:bookmark-end text:name="__RefHeading___Toc266_3288896628"/></text:p>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text:style-name="Outline_20_1">
              <text:list-item>
                <text:p text:style-name="P81">Table of Contents</text:p>
              </text:list-item>
            </text:list>
          </text:index-title>
          <text:p text:style-name="P74"><text:a xlink:type="simple" xlink:href="#__RefHeading___Toc270_3288896628" text:style-name="Index_20_Link" text:visited-style-name="Index_20_Link">1. Overview<text:tab/>1</text:a></text:p>
          <text:p text:style-name="P74"><text:a xlink:type="simple" xlink:href="#__RefHeading___Toc284_3288896628" text:style-name="Index_20_Link" text:visited-style-name="Index_20_Link">2. Syntax<text:tab/>1</text:a></text:p>
          <text:p text:style-name="P74"><text:a xlink:type="simple" xlink:href="#__RefHeading___Toc322_3288896628" text:style-name="Index_20_Link" text:visited-style-name="Index_20_Link">3. Location<text:tab/>2</text:a></text:p>
          <text:p text:style-name="P74"><text:a xlink:type="simple" xlink:href="#__RefHeading___Toc348_3288896628" text:style-name="Index_20_Link" text:visited-style-name="Index_20_Link">4. Tool Effects<text:tab/>3</text:a></text:p>
          <text:p text:style-name="P74"><text:a xlink:type="simple" xlink:href="#__RefHeading___Toc424_3288896628" text:style-name="Index_20_Link" text:visited-style-name="Index_20_Link">5. Loading and Checking<text:tab/>3</text:a></text:p>
          <text:p text:style-name="P74"><text:a xlink:type="simple" xlink:href="#__RefHeading___Toc446_3122511456" text:style-name="Index_20_Link" text:visited-style-name="Index_20_Link">6. Standard Annotations<text:tab/>6</text:a></text:p>
          <text:p text:style-name="P75"><text:a xlink:type="simple" xlink:href="#__RefHeading___Toc538_3122511456" text:style-name="Index_20_Link" text:visited-style-name="Index_20_Link">6.1. @Override<text:tab/>6</text:a></text:p>
          <text:p text:style-name="P75"><text:a xlink:type="simple" xlink:href="#__RefHeading___Toc448_3122511456" text:style-name="Index_20_Link" text:visited-style-name="Index_20_Link">6.2. @Trace<text:tab/>6</text:a></text:p>
          <text:p text:style-name="P75"><text:a xlink:type="simple" xlink:href="#__RefHeading___Toc452_3122511456" text:style-name="Index_20_Link" text:visited-style-name="Index_20_Link">6.3. @NoPOG<text:tab/>6</text:a></text:p>
          <text:p text:style-name="P75"><text:a xlink:type="simple" xlink:href="#__RefHeading___Toc694_3447224950" text:style-name="Index_20_Link" text:visited-style-name="Index_20_Link">6.4. @Printf<text:tab/>7</text:a></text:p>
          <text:p text:style-name="P75"><text:a xlink:type="simple" xlink:href="#__RefHeading___Toc869_1160662890" text:style-name="Index_20_Link" text:visited-style-name="Index_20_Link">6.5. @OnFail<text:tab/>7</text:a></text:p>
          <text:p text:style-name="P75"><text:a xlink:type="simple" xlink:href="#__RefHeading___Toc976_3424359239" text:style-name="Index_20_Link" text:visited-style-name="Index_20_Link">6.6. @Warning<text:tab/>8</text:a></text:p>
          <text:p text:style-name="P75"><text:a xlink:type="simple" xlink:href="#__RefHeading___Toc1089_861407066" text:style-name="Index_20_Link" text:visited-style-name="Index_20_Link">6.7. @Separate, @SepRequire and @DeadlineMet<text:tab/>9</text:a></text:p>
          <text:p text:style-name="P74"><text:a xlink:type="simple" xlink:href="#__RefHeading___Toc978_3424359239" text:style-name="Index_20_Link" text:visited-style-name="Index_20_Link">7. Creating New Annotations<text:tab/>10</text:a></text:p>
        </text:index-body>
      </text:table-of-content>
      <text:list text:continue-numbering="true" text:style-name="Outline_20_1">
        <text:list-item>
          <text:h text:style-name="P82" text:outline-level="2"><text:bookmark-start text:name="__RefHeading___Toc270_3288896628"/>Overview<text:bookmark-end text:name="__RefHeading___Toc270_3288896628"/></text:h>
        </text:list-item>
      </text:list>
      <text:p text:style-name="P10">Annotations were introduced in VDMJ version 4.<text:span text:style-name="T61">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11">VDMJ provides some standard annotations, but the intent is that specifiers can create new annotations and add them to the VDMJ system easily.</text:p>
      <text:list text:continue-numbering="true" text:style-name="Outline_20_1">
        <text:list-item>
          <text:h text:style-name="P82" text:outline-level="2"><text:bookmark-start text:name="__RefHeading___Toc284_3288896628"/>Syntax<text:bookmark-end text:name="__RefHeading___Toc284_3288896628"/></text:h>
        </text:list-item>
      </text:list>
      <text:p text:style-name="P11">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11">An annotation must be present at the start of a comment, and has the following <text:span text:style-name="T61">default </text:span>syntax:</text:p>
      <text:p text:style-name="P23"/>
      <text:p text:style-name="P25">‘@’, identifier, [ ‘(‘, expression list, ‘)’ ]</text:p>
      <text:p text:style-name="P24"/>
      <text:p text:style-name="P9">So for example, <text:span text:style-name="T3">an operation in a VDM++ class could be annotated as follows:</text:span></text:p>
      <text:p text:style-name="P27">class A</text:p>
      <text:p text:style-name="P27">operations</text:p>
      <text:p text:style-name="P27"><text:s text:c="4"/>-- @Override</text:p>
      <text:p text:style-name="P27"><text:s text:c="4"/>public add: nat * nat ==&gt; nat</text:p>
      <text:p text:style-name="P27"><text:s text:c="4"/>add(a, b) == ...</text:p>
      <text:p text:style-name="P26"/>
      <text:p text:style-name="P9">Or the value of variable<text:span text:style-name="T4">s</text:span> can be traced during execution as follows:</text:p>
      <text:p text:style-name="P26"/>
      <text:p text:style-name="P13">functions</text:p>
      <text:p text:style-name="P13"><text:s text:c="4"/>add: nat * nat +&gt; nat</text:p>
      <text:p text:style-name="P13"><text:s text:c="4"/>add(a, b) ==</text:p>
      <text:p text:style-name="P28"><text:soft-page-break/><text:span text:style-name="T4"><text:s text:c="8"/>/</text:span>* @Trace(a, b) *<text:span text:style-name="T4">/ a + b;</text:span></text:p>
      <text:list xml:id="list122325246427411" text:continue-numbering="true" text:style-name="Outline_20_1">
        <text:list-item>
          <text:h text:style-name="P82" text:outline-level="2"><text:bookmark-start text:name="__RefHeading___Toc322_3288896628"/>Location<text:bookmark-end text:name="__RefHeading___Toc322_3288896628"/></text:h>
        </text:list-item>
      </text:list>
      <text:p text:style-name="P12">Annotations are<text:span text:style-name="T61">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2">Specific annotations may limit where they can be applied (for example, @Override only makes sense for operations and functions in VDM++ specifications), but in general annotations can be applied<text:span text:style-name="T5"> to the following</text:span>:</text:p>
      <text:list text:style-name="L1">
        <text:list-item>
          <text:p text:style-name="P93">To classes or modules.</text:p>
        </text:list-item>
        <text:list-item>
          <text:p text:style-name="P93">To definitions within a class or module.</text:p>
        </text:list-item>
        <text:list-item>
          <text:p text:style-name="P93">To expressions within a definition.</text:p>
        </text:list-item>
        <text:list-item>
          <text:p text:style-name="P93">To statements within an operation body.</text:p>
        </text:list-item>
      </text:list>
      <text:p text:style-name="P46"><text:span text:style-name="T44">In each case, the annotation must appear </text:span><text:span text:style-name="T65">at the </text:span><text:span text:style-name="T66">start</text:span><text:span text:style-name="T65"> of</text:span><text:span text:style-name="T44"> a comment, </text:span><text:span text:style-name="T45">b</text:span><text:span text:style-name="T44">efore the construct concerned.</text:span><text:span text:style-name="T46"> Multiple annotations can be applied to the same construct, and may be interleaved with other textual comments, but each annotation must appear in its own comment. </text:span><text:span text:style-name="T45">Text </text:span><text:span text:style-name="T47">after</text:span><text:span text:style-name="T39"> the annotation will be ignored, for example:</text:span></text:p>
      <text:p text:style-name="P49"/>
      <text:p text:style-name="P65"><text:tab/>-- @Warning(5000) – ignore this unused warning for now...</text:p>
      <text:p text:style-name="P49"/>
      <text:p text:style-name="P30">Some annotations may want to include significant processing in their arguments. In this case, it is possible that the annotation itself may spread over several lines, and so a block comment has to be used. However, annotations in a block comment may not be visually clear because there cannot be “comment continuation” characters, like a “*” at the start of each line. To help with this, the parser is able to merge <text:span text:style-name="T85">adjacent </text:span><text:span text:style-name="T86">line comments into a block comment, but ignoring the leading “--”. This can be visually clearer, since </text:span><text:span text:style-name="T87">each line of the block is explicitly marked</text:span><text:span text:style-name="T86">. To enable this, the VDMJ property vdmj.parser.merge_comments must be set “true”. For example:</text:span></text:p>
      <text:p text:style-name="Preformatted_20_Text"/>
      <text:p text:style-name="Preformatted_20_Text"><text:tab/>-- @OnFail("LogCategory names are not unique: %s",</text:p>
      <text:p text:style-name="Preformatted_20_Text"><text:tab/>-- <text:s text:c="4"/>{ cats(a).name | a, b in set inds cats &amp;</text:p>
      <text:p text:style-name="Preformatted_20_Text"><text:tab/>-- <text:s text:c="8"/>a &lt;&gt; b and cats(a).name = cats(b).name })</text:p>
      <text:p text:style-name="Preformatted_20_Text"><text:tab/>( card { c.name | c in seq cats } = len cats );</text:p>
      <text:p text:style-name="Preformatted_20_Text"/>
      <text:p text:style-name="Text_20_body">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75">to make that clear</text:span>. For example:</text:p>
      <text:p text:style-name="P66"/>
      <text:p text:style-name="P66"><text:span text:style-name="T74">divide</text:span>: nat * nat +&gt; <text:span text:style-name="T74">real</text:span></text:p>
      <text:p text:style-name="P66"><text:span text:style-name="T75">divide</text:span>(<text:span text:style-name="T74">p</text:span>, <text:span text:style-name="T74">q</text:span>) ==</text:p>
      <text:p text:style-name="P66"><text:span text:style-name="T4"><text:s text:c="4"/>/</text:span>* @NoPOG *<text:span text:style-name="T4">/ </text:span>(p/q)<text:span text:style-name="T4">;</text:span></text:p>
      <text:p text:style-name="Preformatted_20_Text"/>
      <text:p text:style-name="Text_20_body">Without the brackets around “(p/q)” you would get a warning, and the @NoPOG would only apply to the “p”, <text:span text:style-name="T75">which would therefore still generate a PO for the division operator.</text:span></text:p>
      <text:p text:style-name="P50"/>
      <text:p text:style-name="P50">Warning 5030: Annotation is not followed by bracketed sub-expression</text:p>
      <text:list xml:id="list122323728562821" text:continue-list="list122325246427411" text:style-name="Outline_20_1">
        <text:list-item>
          <text:h text:style-name="P82" text:outline-level="2"><text:bookmark-start text:name="__RefHeading___Toc348_3288896628"/><text:soft-page-break/>Tool Effects<text:bookmark-end text:name="__RefHeading___Toc348_3288896628"/></text:h>
        </text:list-item>
      </text:list>
      <text:p text:style-name="P14">Annotations can be used to affect the following aspects of VDMJ's operation:</text:p>
      <text:list text:style-name="L2">
        <text:list-item>
          <text:p text:style-name="P94">The parser (for example) to enable or disable new language features.</text:p>
        </text:list-item>
        <text:list-item>
          <text:p text:style-name="P94">The type checker (for example) to check for overrides or suppress warnings</text:p>
        </text:list-item>
        <text:list-item>
          <text:p text:style-name="P94">The interpreter (for example) to trace the execution path or variables' values</text:p>
        </text:list-item>
        <text:list-item>
          <text:p text:style-name="P94">The PO generator to (for example) skip obligations for an area of specification.</text:p>
        </text:list-item>
      </text:list>
      <text:p text:style-name="P15">Note that none of these examples affect the meaning of the specification<text:span text:style-name="T6">, only the operation of the tool. Although it would be possible to create an annotation to affect a specification's behaviour, this is strongly discouraged.</text:span></text:p>
      <text:list xml:id="list122323568118348" text:continue-list="list122323728562821" text:style-name="Outline_20_1">
        <text:list-item>
          <text:h text:style-name="P82" text:outline-level="2"><text:bookmark-start text:name="__RefHeading___Toc424_3288896628"/>Loading and Checking<text:bookmark-end text:name="__RefHeading___Toc424_3288896628"/></text:h>
        </text:list-item>
      </text:list>
      <text:p text:style-name="P18">A global <text:span text:style-name="T72">flag</text:span> <text:span text:style-name="T72">can be</text:span> set by a<text:span text:style-name="T26">n</text:span> <text:span text:style-name="T26">"</text:span>-annotations<text:span text:style-name="T26">"</text:span> command line argument<text:span text:style-name="T72">,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57">&gt; set</text:p>
      <text:p text:style-name="P50">Preconditions are enabled</text:p>
      <text:p text:style-name="P50">Postconditions are enabled</text:p>
      <text:p text:style-name="P50">Invariants are enabled</text:p>
      <text:p text:style-name="P50">Dynamic type checks are enabled</text:p>
      <text:p text:style-name="P50">Pre/post/inv exceptions are disabled</text:p>
      <text:p text:style-name="P50">Measure checks are enabled</text:p>
      <text:p text:style-name="P50">Annotations are disabled</text:p>
      <text:p text:style-name="P57">&gt; set annotations on</text:p>
      <text:p text:style-name="P50">Specification must now be re-parsed (reload)</text:p>
      <text:p text:style-name="P57">&gt;<text:span text:style-name="T73"> reload</text:span></text:p>
      <text:p text:style-name="P51">&gt; ...</text:p>
      <text:p text:style-name="Preformatted_20_Text"/>
      <text:p text:style-name="P16"><text:span text:style-name="T72">When annotations are enabled, comments</text:span> are processed as follows<text:span text:style-name="T7"> by the parser</text:span>:</text:p>
      <text:list text:style-name="L3">
        <text:list-item>
          <text:p text:style-name="P95">All comments that precede class/modules, definition<text:span text:style-name="T7">s</text:span>, expressions and statements are collected by the lexical analyser and added to the corresponding AST node by the parser.</text:p>
        </text:list-item>
        <text:list-item>
          <text:p text:style-name="P96">The parser checks the comments in a<text:span text:style-name="T7">n annotated</text:span> node, looking for those that start with @&lt;<text:span text:style-name="T69">Name</text:span>&gt;<text:span text:style-name="T62">.</text:span></text:p>
        </text:list-item>
        <text:list-item>
          <text:p text:style-name="P91"><text:span text:style-name="T6">Each comment that looks like an annotation is used to attempt to load a Java class called AST&lt;Name&gt;Annotation from a configurable classpath. If the class cannot be found, the </text:span>comment<text:span text:style-name="T6"> </text:span><text:span text:style-name="T63">containing</text:span><text:span text:style-name="T6"> the annotation is silently assumed to coincidentally contain something that is a valid annotation syntax, but which is not actually an annotation - like using @NickBattle to refer to a person by their Twitter handle.</text:span></text:p>
        </text:list-item>
        <text:list-item>
          <text:p text:style-name="P92">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text:p>
        </text:list-item>
        <text:list-item>
          <text:p text:style-name="P97"><text:span text:style-name="T62">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98">The parser parses the element following the comments<text:span text:style-name="T69"> using the SyntaxReader</text:span>.</text:p>
        </text:list-item>
        <text:list-item>
          <text:p text:style-name="P98">The parser calls <text:span text:style-name="T27">an "astAfter" method on </text:span>the annotations after the parse of the element, <text:soft-page-break/>passing the SyntaxReader and the parsed AST node, to allow the annotation to affect the result of the parse or undo any changes it made to the SyntaxReader.</text:p>
        </text:list-item>
        <text:list-item>
          <text:p text:style-name="P99">The parse then continues as normal.</text:p>
        </text:list-item>
      </text:list>
      <text:p text:style-name="P22">Note that so far there has been no checking of the annotation itself, other than its syntax.</text:p>
      <text:p text:style-name="P22">If VDMJ correctly parses an entire specification, it next performs type checking. This is done by converting the tree of AST objects into an equivalent tree of TC objects. This <text:span text:style-name="T52">includes</text:span> annotations that are attached to <text:span text:style-name="T25">AST </text:span>nodes<text:span text:style-name="T25"> - </text:span>AST&lt;Name&gt;Annotation <text:span text:style-name="T25">objects</text:span> are converted to TC&lt;Name&gt;Annotation <text:span text:style-name="T25">objects</text:span>, loaded from the same <text:span text:style-name="T52">classpath</text:span>, <text:span text:style-name="T25">which</text:span> contain code to type check the annotation itself as well as code which may affect the type check of the annotated element.</text:p>
      <text:p text:style-name="P9"><text:span text:style-name="T8">Type checking </text:span>proceeds<text:span text:style-name="T8"> as follows:</text:span></text:p>
      <text:list text:style-name="L4">
        <text:list-item>
          <text:p text:style-name="P101">When the TC tree is created, AST&lt;Name&gt;Annotation objects <text:span text:style-name="T9">from the parse </text:span>are converted to TC&lt;Name&gt;Annotation objects.</text:p>
        </text:list-item>
        <text:list-item>
          <text:p text:style-name="P101">When the type checker starts, it calls a static <text:span text:style-name="T69">"</text:span>doInit<text:span text:style-name="T69">"</text:span> method <text:span text:style-name="T62">o</text:span>n all loaded TC annotations. This allows them to reset or set up any persistent data that they require.</text:p>
        </text:list-item>
        <text:list-item>
          <text:p text:style-name="P101">Before the type check of an annotated element, the type checker calls the<text:span text:style-name="T27"> "tcBefore" method of</text:span> annotations attached to the node, passing the TC node of the element and the Environment list.</text:p>
        </text:list-item>
        <text:list-item>
          <text:p text:style-name="P102">The type check of the <text:span text:style-name="T52">annotated </text:span>element then <text:span text:style-name="T51">proceeds</text:span> as normal<text:span text:style-name="T10">.</text:span></text:p>
        </text:list-item>
        <text:list-item>
          <text:p text:style-name="P103">After the type check, the "<text:span text:style-name="T62">tcA</text:span>fter" method of the annotations is called, passing the TC node and Environment as before, but also passing the TCType of the checked node.</text:p>
        </text:list-item>
        <text:list-item>
          <text:p text:style-name="P104">When the type checker completes, it calls a “doClose” method on all loaded TC annotations. This allows them to summarise and process any information they collected.</text:p>
        </text:list-item>
      </text:list>
      <text:p text:style-name="P20">The annotation <text:span text:style-name="T53">typically </text:span>uses <text:span text:style-name="T53">the "tcBefore" method</text:span> to type check its<text:span text:style-name="T69"> arguments </text:span>(if necessary) and check anything it needs to check about the <text:span text:style-name="T25">annotated </text:span>TC node. For example, the @Trace annotation checks that its arguments are simple<text:span text:style-name="T25">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19">After the type checking phase, if there are no errors<text:span text:style-name="T11">,</text:span> VDMJ will normally create a tree for the interpreter: TC classes are converted to IN classes, and this includes annotations. Annotations which apply to classes/modules <text:span text:style-name="T26">and</text:span> definitions do not affect the interpreter, but those that apply to statements and expressions do (since these elements are "executed").</text:p>
      <text:p text:style-name="P9"><text:span text:style-name="T10">Execution </text:span>proceeds<text:span text:style-name="T10"> as follows:</text:span></text:p>
      <text:list text:style-name="L5">
        <text:list-item>
          <text:p text:style-name="P105">When the IN tree is created, TC&lt;Name&gt;Annotation objects are converted to IN&lt;Name&gt;Annotation objects.</text:p>
        </text:list-item>
        <text:list-item>
          <text:p text:style-name="P105">When <text:span text:style-name="T26">the interpreter</text:span> is initialised, it calls a static <text:span text:style-name="T69">"</text:span>doInit<text:span text:style-name="T69">"</text:span> method in all loaded IN annotations. This allows them to reset or set up any persistent data that they require.</text:p>
        </text:list-item>
        <text:list-item>
          <text:p text:style-name="P105">When an annotated INStatement or INExpression is executed, <text:span text:style-name="T11">the evaluation first calls the "inBefore" method of the annotations, passing the statement or expression and the runtime Context stack.</text:span></text:p>
        </text:list-item>
        <text:list-item>
          <text:p text:style-name="P100">The statement or expression is then evaluated as normal.</text:p>
        </text:list-item>
        <text:list-item>
          <text:p text:style-name="P100">The evaluation then calls an "<text:span text:style-name="T62">inA</text:span>fter" method on the annotation<text:span text:style-name="T27">s</text:span>, passing the statement or expression, the runtime Context and the Value from the execution. The annotation cannot affect the return value.</text:p>
        </text:list-item>
        <text:list-item>
          <text:p text:style-name="P100"><text:soft-page-break/>Finally the return value is returned as usual and the overall evaluation proceeds as normal.</text:p>
        </text:list-item>
      </text:list>
      <text:p text:style-name="P21">The <text:span text:style-name="T62">inB</text:span>efore and <text:span text:style-name="T62">inA</text:span>fter methods allow annotations that affect the interpreter to either intervene before the annotated element is evaluated or to look at the result after its execution (or both).</text:p>
      <text:p text:style-name="P9"><text:span text:style-name="T11">If PO </text:span>generation<text:span text:style-name="T11"> is required, the TC tree is used to generate a tree of PO objects, including PO&lt;Name&gt;Annotation classes. Proof obligation generation then proceeds as follows:</text:span></text:p>
      <text:list text:style-name="L6">
        <text:list-item>
          <text:p text:style-name="P106">When the <text:span text:style-name="T12">PO</text:span> tree is created, TC&lt;Name&gt;Annotation objects are converted to <text:span text:style-name="T12">PO</text:span>&lt;Name&gt;Annotation objects.</text:p>
        </text:list-item>
        <text:list-item>
          <text:p text:style-name="P106">When <text:span text:style-name="T12">PO generation starts</text:span>, it calls <text:span text:style-name="T27">a</text:span> static <text:span text:style-name="T69">"</text:span>doInit<text:span text:style-name="T69">"</text:span> method in all loaded <text:span text:style-name="T12">PO</text:span> annotations. This allows them to reset or set up any persistent data that they require.</text:p>
        </text:list-item>
        <text:list-item>
          <text:p text:style-name="P107">Before any annotated <text:span text:style-name="T69">class/module, </text:span>definition, statement or expression is processed by the PO generator, the <text:span text:style-name="T27">"poBefore" method of the </text:span>annotation<text:span text:style-name="T27">s</text:span> is called, being passed the POContextStack and the PO node concerned.</text:p>
        </text:list-item>
        <text:list-item>
          <text:p text:style-name="P107">PO generation of the PO node then proceeds as normal.</text:p>
        </text:list-item>
        <text:list-item>
          <text:p text:style-name="P108">After the PO generation, the "<text:span text:style-name="T62">poA</text:span>fter" method of the annotations is called, passing the POContextStack, the PO node and the ProofObligationList generated by the node. Th<text:span text:style-name="T69">ese</text:span> can be modified by the "<text:span text:style-name="T62">poA</text:span>fter" method - for example, the @NoPOG annotation clears <text:span text:style-name="T69">the obligation list</text:span>.</text:p>
        </text:list-item>
        <text:list-item>
          <text:p text:style-name="P113"><text:span text:style-name="T40">When the </text:span><text:span text:style-name="T67">PO generation</text:span><text:span text:style-name="T40"> completes, it calls a “doClose” method on all loaded </text:span><text:span text:style-name="T67">PO</text:span><text:span text:style-name="T40"> annotations. This allows them to summarise and process any information they collected.</text:span></text:p>
        </text:list-item>
      </text:list>
      <text:p text:style-name="P29">Note that the same annotation (that is, one @Name<text:span text:style-name="T26">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6">unused </text:span>analys<text:span text:style-name="T24">is mappings</text:span>; all annotations must define AST&lt;Name&gt;Annotation.</text:p>
      <text:list text:continue-list="list122323568118348" text:style-name="Outline_20_1">
        <text:list-item>
          <text:h text:style-name="P84" text:outline-level="2"><text:bookmark-start text:name="__RefHeading___Toc446_3122511456"/><text:span text:style-name="T54">Standard</text:span> Annotations<text:bookmark-end text:name="__RefHeading___Toc446_3122511456"/></text:h>
        </text:list-item>
      </text:list>
      <text:p text:style-name="P36"><text:span text:style-name="T34">V</text:span><text:span text:style-name="T33">DMJ </text:span><text:span text:style-name="T37">includes</text:span><text:span text:style-name="T33"> some standard annotations.</text:span><text:span text:style-name="T35"> They are provided in separate jar file</text:span><text:span text:style-name="T38">s</text:span><text:span text:style-name="T35"> which needs to be on the classpath when VDMJ is started. If </text:span><text:span text:style-name="T38">its </text:span><text:span text:style-name="T35">jar is not on the classpath, annotations </text:span><text:span text:style-name="T38">from that jar </text:span><text:span text:style-name="T35">will be</text:span><text:span text:style-name="T36"> silently</text:span><text:span text:style-name="T35"> ignored.</text:span></text:p>
      <text:p text:style-name="P36"><text:span text:style-name="T33">The</text:span><text:span text:style-name="T35"> standard annotations</text:span><text:span text:style-name="T33"> perform the following processing:</text:span></text:p>
      <text:list text:continue-numbering="true" text:style-name="Outline_20_1">
        <text:list-item>
          <text:list>
            <text:list-item>
              <text:h text:style-name="P86" text:outline-level="3"><text:bookmark-start text:name="__RefHeading___Toc538_3122511456"/>@Override<text:bookmark-end text:name="__RefHeading___Toc538_3122511456"/></text:h>
            </text:list-item>
          </text:list>
        </text:list-item>
      </text:list>
      <text:p text:style-name="P35">This is very similar to the Java @Override annotation, which is used to verify that a Java method overrides a superclass method<text:span text:style-name="T55">, raising an error if not</text:span>. In VDMJ, the override applies to operations or functions in a VDM++ class.</text:p>
      <text:p text:style-name="P34">The typecheck of the annotation (in <text:span text:style-name="T55">the </text:span>TCOverrideAnnotation<text:span text:style-name="T55"> "tcB</text:span>efore<text:span text:style-name="T55">" methods</text:span>) verifies that the dialect is VDM++, that the annotation has no arguments, and that it is applied to either an operation or a function<text:span text:style-name="T55"> definition</text:span>. Lastly, if there is no "inherited" <text:span text:style-name="T68">definition</text:span> that this definition overrides, an error is raised.</text:p>
      <text:p text:style-name="P67"/>
      <text:p text:style-name="P53"><text:span text:style-name="T57">Error 3363: Definition does not @Override superclass in '</text:span><text:span text:style-name="T58">A</text:span><text:span text:style-name="T57">' (test.vpp) at line 3:9</text:span></text:p>
      <text:p text:style-name="P33"/>
      <text:p text:style-name="P35">The annotation has no effect on the interpreter or the PO generator.</text:p>
      <text:list text:continue-numbering="true" text:style-name="Outline_20_1">
        <text:list-item>
          <text:list>
            <text:list-item>
              <text:h text:style-name="P86" text:outline-level="3"><text:bookmark-start text:name="__RefHeading___Toc448_3122511456"/>@Trace<text:bookmark-end text:name="__RefHeading___Toc448_3122511456"/></text:h>
            </text:list-item>
          </text:list>
        </text:list-item>
      </text:list>
      <text:p text:style-name="P37">The @Trace annotation is intended to trace the flow of control in the interpreter, either to note that a particular point in the execution has been reached, or to log the values of variables at that location.</text:p>
      <text:p text:style-name="P37">The typechecker checks<text:span text:style-name="T56"> (in the TCTraceAnnotation "tcBefore" methods)</text:span> that the annotation is applied to a statement or an expression only.<text:span text:style-name="T56"> The check also makes sure that any arguments supplied are simple variable names and refer to variables that are in scope.</text:span></text:p>
      <text:p text:style-name="P38">When the interpreter is running, the INTraceAnnotation "<text:span text:style-name="T68">inB</text:span>efore" method either just prints out the current location to stderr, or it prints the location and "&lt;name&gt; = &lt;value&gt;" for each argument (ie. each variable name traced).<text:span text:style-name="T59"> For example, the specification in section 2 produces the following:</text:span></text:p>
      <text:p text:style-name="P68"/>
      <text:p text:style-name="P68">&gt; p add(1,2)</text:p>
      <text:p text:style-name="P73">Trace: in 'A' (test.vdm) at line 9:13, A`a = 1</text:p>
      <text:p text:style-name="P73">Trace: in 'A' (test.vdm) at line 9:13, A`b = 2</text:p>
      <text:p text:style-name="P69">= 3</text:p>
      <text:p text:style-name="P69">Executed in 0.007 secs.</text:p>
      <text:p text:style-name="P69"/>
      <text:p text:style-name="P52"/>
      <text:p text:style-name="P38">The annotation has no effect on the<text:span text:style-name="T59"> execution values or the</text:span> PO generator.</text:p>
      <text:list text:continue-numbering="true" text:style-name="Outline_20_1">
        <text:list-item>
          <text:list>
            <text:list-item>
              <text:h text:style-name="P85" text:outline-level="3"><text:bookmark-start text:name="__RefHeading___Toc452_3122511456"/>@NoPOG<text:bookmark-end text:name="__RefHeading___Toc452_3122511456"/></text:h>
            </text:list-item>
          </text:list>
        </text:list-item>
      </text:list>
      <text:p text:style-name="P39">The @NoPOG annotation is intended to suppress PO generat<text:span text:style-name="T68">ion</text:span> over a region of the specification. It can be applied to a <text:span text:style-name="T68">class/module, a </text:span>definition, a statement or an expression.</text:p>
      <text:p text:style-name="P39">The typechecker (the TCNoPOGAnnotation "<text:span text:style-name="T68">tcB</text:span>efore" methods) just checks that the annotation has no arguments passed.</text:p>
      <text:p text:style-name="P71"/>
      <text:p text:style-name="P70">Error 3361: @NoPOG has no arguments in 'A' (test.vdm) at line 9:13</text:p>
      <text:p text:style-name="P71"/>
      <text:p text:style-name="P54"/>
      <text:p text:style-name="P40">The PO generator (the PONoPOGAnnotation "<text:span text:style-name="T68">poA</text:span>fter" methods) clear the list of proof obligations <text:soft-page-break/>generated for the annotated element (<text:span text:style-name="T68">class/module, </text:span>definition, statement or expression)<text:span text:style-name="T60">.</text:span></text:p>
      <text:p text:style-name="P42">The annotation has no effect on the interpreter.</text:p>
      <text:list xml:id="list122323737350242" text:continue-numbering="true" text:style-name="Outline_20_1">
        <text:list-item>
          <text:list>
            <text:list-item>
              <text:h text:style-name="P85" text:outline-level="3"><text:bookmark-start text:name="__RefHeading___Toc694_3447224950"/>@Printf<text:bookmark-end text:name="__RefHeading___Toc694_3447224950"/></text:h>
            </text:list-item>
          </text:list>
        </text:list-item>
      </text:list>
      <text:p text:style-name="P41">The @Printf annotation is almost identical to the IO`printf library operation, except that as an annotation it can be used in functions as well as operations, and the arguments do not have to be presented as a sequence literal.</text:p>
      <text:p text:style-name="P41">The typecheck (the TCPrintfAnnotation "tcBefore" methods) checks that the annotation has a string as its first argument.</text:p>
      <text:p text:style-name="P41">Execution of the annotation (the INPrintfAnnotation "inBefore" methods) evaluate the arguments and then pass the Values generated to System.out.printf.</text:p>
      <text:p text:style-name="P41">Note that, as with IO`printf, the format string can only contain %s converters, even if the values being printed are numeric. <text:span text:style-name="T83">But you are able to use argument numbers and field widths. For example:</text:span></text:p>
      <text:p text:style-name="P64"/>
      <text:p text:style-name="P49">f: nat * nat -&gt; nat</text:p>
      <text:p text:style-name="P49">f(a, b) ==</text:p>
      <text:p text:style-name="P49"><text:tab/><text:span text:style-name="T81">-- @Printf("b=[%2$5s], a=[%1$-5s]\n", a, b)</text:span></text:p>
      <text:p text:style-name="P49"><text:tab/>a + b;</text:p>
      <text:p text:style-name="P49"/>
      <text:p text:style-name="P56">&gt; p f(123, 456)</text:p>
      <text:p text:style-name="P49">b=[ <text:s/>456], a=[123 <text:s/>]</text:p>
      <text:p text:style-name="P49">= 579</text:p>
      <text:p text:style-name="P49">Executed in 0.003 secs.</text:p>
      <text:p text:style-name="Preformatted_20_Text"><text:span text:style-name="T84"/></text:p>
      <text:p text:style-name="P64"/>
      <text:p text:style-name="P80">You can also use the alternative format ‘#’ flag in conversions, like “%#5s”, which affects the output of some VDM types. Specifically:</text:p>
      <text:list text:style-name="L7">
        <text:list-item>
          <text:p text:style-name="P114">Chars are usually printed with quotes, like ‘x’, but the alternative prints them without.</text:p>
        </text:list-item>
        <text:list-item>
          <text:p text:style-name="P114">Strings are usually printed in “double quotes”, but the alternative prints them without.</text:p>
        </text:list-item>
        <text:list-item>
          <text:p text:style-name="P114">Empty sequences are usually [ ], but the alternative prints a blank string.</text:p>
        </text:list-item>
        <text:list-item>
          <text:p text:style-name="P114">Sequences and sets are usually printed as {[values]}, the alternative prints CSV values.</text:p>
        </text:list-item>
        <text:list-item>
          <text:p text:style-name="P114">Tokens are usually printed as mk_token(value), but the alternative just prints the value.</text:p>
        </text:list-item>
        <text:list-item>
          <text:p text:style-name="P114">Tuples are usually printed as mk_(values), but the alternative just prints the CSV values.</text:p>
        </text:list-item>
        <text:list-item>
          <text:p text:style-name="P114">Quote types are usually prints as &lt;TYPE&gt;, but the alternative just prints TYPE.</text:p>
        </text:list-item>
      </text:list>
      <text:list text:continue-list="list122323737350242" text:style-name="Outline_20_1">
        <text:list-item>
          <text:list>
            <text:list-item>
              <text:h text:style-name="P88" text:outline-level="3"><text:bookmark-start text:name="__RefHeading___Toc869_1160662890"/>@<text:span text:style-name="T76">OnFail</text:span><text:bookmark-end text:name="__RefHeading___Toc869_1160662890"/></text:h>
            </text:list-item>
          </text:list>
        </text:list-item>
      </text:list>
      <text:p text:style-name="P43">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49"><text:span text:style-name="T22">inv</text:span><text:span text:style-name="T13"> mk_R(p, q) ==</text:span></text:p>
      <text:p text:style-name="P49"><text:tab/>-- @OnFail("p=%s, should be &lt;10", p)</text:p>
      <text:p text:style-name="P49"><text:tab/>(p &lt; 10)</text:p>
      <text:p text:style-name="P58"/>
      <text:p text:style-name="P49"><text:span text:style-name="T13"><text:tab/>-- @OnFail("p=%s, should </text:span><text:span text:style-name="T22">b</text:span><text:span text:style-name="T13">e in PSET", p)</text:span></text:p>
      <text:p text:style-name="P49"><text:tab/>and (p in set PSET)</text:p>
      <text:p text:style-name="P49"/>
      <text:p text:style-name="P49"><text:tab/>-- @OnFail("q=%s, should be &gt;10", q)</text:p>
      <text:p text:style-name="P49"><text:tab/>and (q &gt; 10)</text:p>
      <text:p text:style-name="P49"><text:soft-page-break/></text:p>
      <text:p text:style-name="P49"><text:tab/>-- @OnFail("q=%s, should be in QSET", q)</text:p>
      <text:p text:style-name="P49"><text:tab/>and (q in set QSET);</text:p>
      <text:p text:style-name="Preformatted_20_Text"/>
      <text:p text:style-name="P44">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56">&gt; p mk_R(1<text:span text:style-name="T77">0</text:span>,2)</text:p>
      <text:p text:style-name="P49">p=10, should be &lt;10 in 'DEFAULT' (test.vdm) at line 10:13</text:p>
      <text:p text:style-name="P49">Error 4079: Type invariant violated by mk_R arguments <text:span text:style-name="T57">in 'DEFAULT' (console)</text:span></text:p>
      <text:p text:style-name="P49"/>
      <text:p text:style-name="P56">&gt; p mk_R(5,10)</text:p>
      <text:p text:style-name="P49">p=5, should be in PSET in 'DEFAULT' (test.vdm) at line 13:13</text:p>
      <text:p text:style-name="P49">Error 4079: Type invariant violated by mk_R arguments in 'DEFAULT' (console)</text:p>
      <text:p text:style-name="P49"/>
      <text:p text:style-name="P56">&gt; p mk_R(1,2)</text:p>
      <text:p text:style-name="P49">q=2, should be &gt;10 in 'DEFAULT' (test.vdm) at line 16:13</text:p>
      <text:p text:style-name="P49">Error 4079: Type invariant violated by mk_R arguments in 'DEFAULT' (console)</text:p>
      <text:p text:style-name="P49"/>
      <text:p text:style-name="P56">&gt; p mk_R(1,15)</text:p>
      <text:p text:style-name="P49">q=15, should be in QSET in 'DEFAULT' (test.vdm) at line 19:13</text:p>
      <text:p text:style-name="P49">Error 4079: Type invariant violated by mk_R arguments in 'DEFAULT' (console)</text:p>
      <text:list text:continue-numbering="true" text:style-name="Outline_20_1">
        <text:list-item>
          <text:list>
            <text:list-item>
              <text:h text:style-name="P87" text:outline-level="3"><text:bookmark-start text:name="__RefHeading___Toc976_3424359239"/><text:span text:style-name="T78">@</text:span><text:span text:style-name="T79">Warning</text:span><text:bookmark-end text:name="__RefHeading___Toc976_3424359239"/></text:h>
            </text:list-item>
          </text:list>
        </text:list-item>
      </text:list>
      <text:p text:style-name="P45"><text:span text:style-name="T41">T</text:span><text:span text:style-name="T42">he @Warning annotation is used to acknowledge and suppress specific warnings at particular locations in a specification. It is passed a comma separated list of warning numbers to suppress and has this effect for the scope of the element that is annotated. For example, a warning suppression applied to a function definition will suppress all occurrences of </text:span><text:span text:style-name="T64">the listed</text:span><text:span text:style-name="T42"> warnings in the body of the function, but not elsewhere.</text:span></text:p>
      <text:p text:style-name="P45"><text:span text:style-name="T42">In some cases, a warning is </text:span><text:span text:style-name="T43">only </text:span><text:span text:style-name="T42">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60"/>
      <text:p text:style-name="P59">types</text:p>
      <text:p text:style-name="P55"><text:span text:style-name="T13"><text:tab/></text:span><text:span text:style-name="T16">-- @Warning(5000) </text:span><text:span text:style-name="T17">T is unused </text:span><text:span text:style-name="T18">until phase 2</text:span></text:p>
      <text:p text:style-name="P55"><text:span text:style-name="T13"><text:tab/>T = </text:span><text:span text:style-name="T80">nat</text:span><text:span text:style-name="T13">;</text:span></text:p>
      <text:p text:style-name="P59"/>
      <text:p text:style-name="P59">functions</text:p>
      <text:p text:style-name="P55"><text:span text:style-name="T13"><text:tab/></text:span><text:span text:style-name="T16">-- @Warning(5013) </text:span><text:span text:style-name="T17">ignore this mutual recursion</text:span></text:p>
      <text:p text:style-name="P55"><text:span text:style-name="T13"><text:tab/>f: </text:span><text:span text:style-name="T80">nat</text:span><text:span text:style-name="T13"> -&gt; </text:span><text:span text:style-name="T80">nat</text:span></text:p>
      <text:p text:style-name="P59"><text:tab/>f(a) == g(a-1);</text:p>
      <text:p text:style-name="P59"><text:tab/></text:p>
      <text:p text:style-name="P76"><text:span text:style-name="T19"><text:tab/>-- </text:span><text:span text:style-name="T20">Note, no annotation here</text:span></text:p>
      <text:p text:style-name="P55"><text:span text:style-name="T13"><text:tab/>g: </text:span><text:span text:style-name="T80">nat</text:span><text:span text:style-name="T13"> -&gt; </text:span><text:span text:style-name="T80">nat</text:span></text:p>
      <text:p text:style-name="P59"><text:tab/>g(a) == f(a-1);</text:p>
      <text:p text:style-name="P59"/>
      <text:p text:style-name="Text_20_body">Without annotations, that would produce <text:span text:style-name="T82">the following warnings</text:span>:</text:p>
      <text:p text:style-name="P61"/>
      <text:p text:style-name="P72">Warning 5013: Mutually recursive cycle has no measure in 'DEFAULT' (test.vdm) at line 9:5 Cycle: [g, f, g]</text:p>
      <text:p text:style-name="P72">Warning 5013: Mutually recursive cycle has no measure in 'DEFAULT' (test.vdm) at line 5:5 Cycle: [f, g, f]</text:p>
      <text:p text:style-name="P72">Warning 5000: Definition 'T' not used in 'DEFAULT' (test.vdm) at line 2:5</text:p>
      <text:p text:style-name="P72"/>
      <text:p text:style-name="P61"/>
      <text:p text:style-name="Text_20_body">With the annotations shown, it would produce <text:span text:style-name="T82">the one remaining warning that is not suppressed</text:span>:</text:p>
      <text:p text:style-name="P62"/>
      <text:p text:style-name="P72">Warning 5013: Mutually recursive cycle has no measure in 'DEFAULT' (test.vdm) at line 11:5</text:p>
      <text:p text:style-name="P72">Cycle: [g, f, g]</text:p>
      <text:p text:style-name="Text_20_body"/>
      <text:p text:style-name="P77">Note that, as in this example, it might be sensible to extend the annotation comment to say why a particular warning is being suppressed.</text:p>
      <text:list text:continue-numbering="true" text:style-name="Outline_20_1">
        <text:list-item>
          <text:list>
            <text:list-item>
              <text:h text:style-name="P85" text:outline-level="3"><text:bookmark-start text:name="__RefHeading___Toc1089_861407066"/><text:soft-page-break/><text:span text:style-name="T78">@Separate</text:span>, @SepRequire and @DeadlineMet<text:bookmark-end text:name="__RefHeading___Toc1089_861407066"/></text:h>
            </text:list-item>
          </text:list>
        </text:list-item>
      </text:list>
      <text:p text:style-name="P78">These three annotations are provided to support validation conjectures in VDM-RT <text:note text:id="ftn1" text:note-class="footnote"><text:note-citation>1</text:note-citation><text:note-body><text:p text:style-name="Footnote"><text:s/>Validation Support for Distributed Real-Time Embedded Systems in VDM++, John S. Fitzgerald, Peter Gorm Larsen, Simon Tjell, Marcel Verhoef</text:p></text:note-body></text:note>. The functionality of each of the three is described in section 4 of the paper. They work with the <text:span text:style-name="T85">RTValidator </text:span><text:span text:style-name="T86">class in VDMJ to process VDM-RT log files, looking for violations of conjectures that they define.</text:span></text:p>
      <text:p text:style-name="P78"><text:span text:style-name="T86">For example, the @Separate annotation requires that two events (such as the #req or #fin of an operation) are separated by a minimum time period. If that condition is violated in the log file being processed, a record is written to a </text:span><text:span text:style-name="T85">violations </text:span><text:span text:style-name="T86">file by </text:span><text:span text:style-name="T85">RTValidator.</text:span></text:p>
      <text:p text:style-name="P79">These annotations implement an abstract <text:span text:style-name="T85">ConjectureProcessor </text:span>interface, which the <text:span text:style-name="T85">RTValidator </text:span>uses. This allows more conjectures to be written in a similar manner.</text:p>
      <text:p text:style-name="P79">The type checking of the annotations requires them to be added to the constructor of the RT <text:span text:style-name="T85">system </text:span>class definition, and the annotation arguments are checked as well.</text:p>
      <text:list text:continue-numbering="true" text:style-name="Outline_20_1">
        <text:list-item>
          <text:h text:style-name="P83" text:outline-level="2"><text:bookmark-start text:name="__RefHeading___Toc978_3424359239"/><text:span text:style-name="T71">Creating</text:span> New Annotations<text:bookmark-end text:name="__RefHeading___Toc978_3424359239"/></text:h>
        </text:list-item>
      </text:list>
      <text:p text:style-name="P17"><text:span text:style-name="T70">Creating</text:span> new <text:span text:style-name="T70">user </text:span>annotations is a matter of doing the following:</text:p>
      <text:list text:style-name="L8">
        <text:list-item>
          <text:p text:style-name="P109">Write a new AST&lt;Name&gt;Annotation class that extends ASTAnnotation. Annotations that don't affect the parse do not have to implement any methods; there are "<text:span text:style-name="T68">astB</text:span>efore" and "<text:span text:style-name="T68">astAf</text:span>ter" methods that will be called during the parse, if required (see above).</text:p>
        </text:list-item>
        <text:list-item>
          <text:p text:style-name="P109">Write TC, IN and/or PO&lt;Name&gt;Annotation classes that extend TCAnnotation etc. and add the checking and functionality that you require<text:span text:style-name="T68"> in the before/after methods</text:span>.</text:p>
        </text:list-item>
        <text:list-item>
          <text:p text:style-name="P110">Create the mapping file lines that map the new classes for AST-TC, TC-IN and TC-PO. For example<text:span text:style-name="T1"> to add two new annotations called @Notice and @Classic, produce an ast-tc.mappings file like this</text:span>:</text:p>
        </text:list-item>
      </text:list>
      <text:p text:style-name="P63"><text:line-break/>package annotations.ast to annotations.tc;</text:p>
      <text:p text:style-name="P48"><text:span text:style-name="T13">map AST</text:span><text:span text:style-name="T14">Notice</text:span><text:span text:style-name="T13">Annotation{name, </text:span><text:span text:style-name="T21">args</text:span><text:span text:style-name="T13">} to TC</text:span><text:span text:style-name="T14">Notice</text:span><text:span text:style-name="T13">Annotation(name, </text:span><text:span text:style-name="T21">args</text:span><text:span text:style-name="T13">);</text:span></text:p>
      <text:p text:style-name="P48"><text:span text:style-name="T13">map AST</text:span><text:span text:style-name="T14">Classic</text:span><text:span text:style-name="T13">Annotation{name, </text:span><text:span text:style-name="T21">args</text:span><text:span text:style-name="T13">} to TC</text:span><text:span text:style-name="T15">Classic</text:span><text:span text:style-name="T13">Annotation(name, </text:span><text:span text:style-name="T21">args</text:span><text:span text:style-name="T13">);</text:span></text:p>
      <text:p text:style-name="P47"/>
      <text:list text:continue-numbering="true" text:style-name="L8">
        <text:list-item>
          <text:p text:style-name="P116"><text:span text:style-name="T29">C</text:span><text:span text:style-name="T28">reate a new resource file (or add to an existing one) called vdmj.annotations. This should contain the fully qualified classname(s) of your AST annotation(s), one per line.</text:span></text:p>
        </text:list-item>
        <text:list-item>
          <text:p text:style-name="P115"><text:span text:style-name="T29">Put the new classes and the necessary </text:span><text:span text:style-name="T50">resource</text:span><text:span text:style-name="T29"> files on the classpath when VDMJ is executed.</text:span><text:span text:style-name="T30"> This is easily done by putting them in a jar file, with the mapping file(s) </text:span><text:span text:style-name="T50">and vdmj.annotations </text:span><text:span text:style-name="T30">at the top level. </text:span><text:span text:style-name="T48">Use the property vdmj.mapping.search_path to set the location of the mapping files if they are not at the top level.</text:span></text:p>
        </text:list-item>
        <text:list-item>
          <text:p text:style-name="P111">Add @<text:span text:style-name="T26">Name</text:span> comments to your specification<text:span text:style-name="T26"> :-)</text:span></text:p>
        </text:list-item>
      </text:list>
      <text:p text:style-name="P31"><text:span text:style-name="T23">Note </text:span>that<text:span text:style-name="T23"> VDMJ is issued with @Override, @Trace, @NoPOG, @Printf, @OnFail </text:span><text:span text:style-name="T82">and @Warning</text:span><text:span text:style-name="T23"> annotations in </text:span><text:span text:style-name="T88">a </text:span><text:span text:style-name="T23">separate "annotations" jar. </text:span><text:span text:style-name="T88">This</text:span><text:span text:style-name="T23"> contains the classes and </text:span><text:span text:style-name="T88">resource files</text:span><text:span text:style-name="T23"> required for the standard annotations. The source (in GitHub) may be a useful resource for producing new annotations. The layout of the main annotation.jar is as follows:</text:span></text:p>
      <text:p text:style-name="P31"><draw:frame draw:style-name="fr1" draw:name="Image1" text:anchor-type="char" svg:width="13.908cm" svg:height="9.574cm" draw:z-index="0"><draw:image xlink:href="Pictures/100000010000040D000002CA90FB40F5.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text-indent="0cm" style:auto-text-indent="false"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9" number:language="en" number:country="GB" number:title="User-defined">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3-12-11T12:23:23.078159596">11/12/23</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30" text:date-value="2023-12-11T12:23:23.078437456">11/12/23</text:date></text:p>
            </table:table-cell>
            <table:table-cell table:style-name="Footing.A1" office:value-type="string">
              <text:p text:style-name="MP8">Page <text:page-number text:select-page="current">9</text:page-number><text:s/>of <text:page-count style:num-format="1">10</text:page-count></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Annotations Guide</dc:title>
    <dc:description>A basic template with hierarchical section numbering and sensible lists.</dc:description>
    <meta:creation-date>2010-10-23T14:07:48</meta:creation-date>
    <dc:language>en-GB</dc:language>
    <meta:editing-cycles>55</meta:editing-cycles>
    <meta:editing-duration>PT4H13M11S</meta:editing-duration>
    <dc:date>2023-12-11T12:23:23.041735094</dc:date>
    <meta:document-statistic meta:table-count="2" meta:image-count="1" meta:object-count="0" meta:page-count="10" meta:paragraph-count="224" meta:word-count="3699" meta:character-count="22509" meta:non-whitespace-character-count="19005"/>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